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rduino Timer Delay Calculator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2">
          <table:table-cell table:style-name="ce2" table:number-columns-repeated="5"/>
          <table:table-cell table:style-name="ce21" office:value-type="string" calcext:value-type="string" table:number-columns-spanned="3" table:number-rows-spanned="1">
            <text:p>Max Delay (Seconds)</text:p>
          </table:table-cell>
          <table:covered-table-cell table:number-columns-repeated="2" table:style-name="ce13"/>
        </table:table-row>
        <table:table-row table:style-name="ro2">
          <table:table-cell table:style-name="ce3" office:value-type="string" calcext:value-type="string">
            <text:p>F_CPU</text:p>
          </table:table-cell>
          <table:table-cell table:style-name="ce6"/>
          <table:table-cell table:style-name="ce3" office:value-type="string" calcext:value-type="string">
            <text:p>Prescalar</text:p>
          </table:table-cell>
          <table:table-cell table:style-name="ce3" office:value-type="string" calcext:value-type="string">
            <text:p>Period (Secs)</text:p>
          </table:table-cell>
          <table:table-cell table:style-name="ce3" office:value-type="string" calcext:value-type="string">
            <text:p>Ticks/mS</text:p>
          </table:table-cell>
          <table:table-cell table:style-name="ce8" office:value-type="string" calcext:value-type="string">
            <text:p>Timer 0</text:p>
          </table:table-cell>
          <table:table-cell table:style-name="ce8" office:value-type="string" calcext:value-type="string">
            <text:p>Timer 1</text:p>
          </table:table-cell>
          <table:table-cell table:style-name="ce8" office:value-type="string" calcext:value-type="string">
            <text:p>Timer 2</text:p>
          </table:table-cell>
        </table:table-row>
        <table:table-row table:style-name="ro2">
          <table:table-cell table:style-name="ce4" office:value-type="float" office:value="16000000" calcext:value-type="float">
            <text:p>16,000,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C5]/[.$A$5])" office:value-type="float" office:value="0.0000000625" calcext:value-type="float">
            <text:p>0.0000000625</text:p>
          </table:table-cell>
          <table:table-cell table:formula="of:=0.001/[.D5]" office:value-type="float" office:value="16000" calcext:value-type="float">
            <text:p>16000</text:p>
          </table:table-cell>
          <table:table-cell table:formula="of:=256*[.D5]" office:value-type="float" office:value="0.000016" calcext:value-type="float">
            <text:p>0.000016</text:p>
          </table:table-cell>
          <table:table-cell table:formula="of:=65536*[.D5]" office:value-type="float" office:value="0.004096" calcext:value-type="float">
            <text:p>0.004096</text:p>
          </table:table-cell>
          <table:table-cell table:formula="of:=256*[.D5]" office:value-type="float" office:value="0.000016" calcext:value-type="float">
            <text:p>0.000016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([.C6]/[.$A$5])" office:value-type="float" office:value="0.0000005" calcext:value-type="float">
            <text:p>0.0000005</text:p>
          </table:table-cell>
          <table:table-cell table:formula="of:=0.001/[.D6]" office:value-type="float" office:value="2000" calcext:value-type="float">
            <text:p>2000</text:p>
          </table:table-cell>
          <table:table-cell table:formula="of:=256*[.D6]" office:value-type="float" office:value="0.000128" calcext:value-type="float">
            <text:p>0.000128</text:p>
          </table:table-cell>
          <table:table-cell table:formula="of:=65536*[.D6]" office:value-type="float" office:value="0.032768" calcext:value-type="float">
            <text:p>0.032768</text:p>
          </table:table-cell>
          <table:table-cell table:formula="of:=256*[.D6]" office:value-type="float" office:value="0.000128" calcext:value-type="float">
            <text:p>0.000128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([.C7]/[.$A$5])" office:value-type="float" office:value="0.000002" calcext:value-type="float">
            <text:p>0.000002</text:p>
          </table:table-cell>
          <table:table-cell table:formula="of:=0.001/[.D7]" office:value-type="float" office:value="500" calcext:value-type="float">
            <text:p>500</text:p>
          </table:table-cell>
          <table:table-cell table:number-columns-repeated="2" table:style-name="ce11" office:value-type="string" calcext:value-type="string">
            <text:p>N/A</text:p>
          </table:table-cell>
          <table:table-cell table:formula="of:=256*[.D7]" office:value-type="float" office:value="0.000512" calcext:value-type="float">
            <text:p>0.000512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([.C8]/[.$A$5])" office:value-type="float" office:value="0.000004" calcext:value-type="float">
            <text:p>0.000004</text:p>
          </table:table-cell>
          <table:table-cell table:formula="of:=0.001/[.D8]" office:value-type="float" office:value="250" calcext:value-type="float">
            <text:p>250</text:p>
          </table:table-cell>
          <table:table-cell table:formula="of:=256*[.D8]" office:value-type="float" office:value="0.001024" calcext:value-type="float">
            <text:p>0.001024</text:p>
          </table:table-cell>
          <table:table-cell table:formula="of:=65536*[.D8]" office:value-type="float" office:value="0.262144" calcext:value-type="float">
            <text:p>0.262144</text:p>
          </table:table-cell>
          <table:table-cell table:formula="of:=256*[.D8]" office:value-type="float" office:value="0.001024" calcext:value-type="float">
            <text:p>0.001024</text:p>
          </table:table-cell>
        </table:table-row>
        <table:table-row table:style-name="ro2">
          <table:table-cell table:number-columns-repeated="2"/>
          <table:table-cell office:value-type="float" office:value="128" calcext:value-type="float">
            <text:p>128</text:p>
          </table:table-cell>
          <table:table-cell table:formula="of:=([.C9]/[.$A$5])" office:value-type="float" office:value="0.000008" calcext:value-type="float">
            <text:p>0.000008</text:p>
          </table:table-cell>
          <table:table-cell table:formula="of:=0.001/[.D9]" office:value-type="float" office:value="125" calcext:value-type="float">
            <text:p>125</text:p>
          </table:table-cell>
          <table:table-cell table:number-columns-repeated="2" table:style-name="ce11" office:value-type="string" calcext:value-type="string">
            <text:p>N/A</text:p>
          </table:table-cell>
          <table:table-cell table:formula="of:=256*[.D9]" office:value-type="float" office:value="0.002048" calcext:value-type="float">
            <text:p>0.002048</text:p>
          </table:table-cell>
        </table:table-row>
        <table:table-row table:style-name="ro2">
          <table:table-cell table:number-columns-repeated="2"/>
          <table:table-cell office:value-type="float" office:value="256" calcext:value-type="float">
            <text:p>256</text:p>
          </table:table-cell>
          <table:table-cell table:formula="of:=([.C10]/[.$A$5])" office:value-type="float" office:value="0.000016" calcext:value-type="float">
            <text:p>0.000016</text:p>
          </table:table-cell>
          <table:table-cell table:formula="of:=0.001/[.D10]" office:value-type="float" office:value="62.5" calcext:value-type="float">
            <text:p>62.5</text:p>
          </table:table-cell>
          <table:table-cell table:formula="of:=256*[.D10]" office:value-type="float" office:value="0.004096" calcext:value-type="float">
            <text:p>0.004096</text:p>
          </table:table-cell>
          <table:table-cell table:formula="of:=65536*[.D10]" office:value-type="float" office:value="1.048576" calcext:value-type="float">
            <text:p>1.048576</text:p>
          </table:table-cell>
          <table:table-cell table:formula="of:=256*[.D10]" office:value-type="float" office:value="0.004096" calcext:value-type="float">
            <text:p>0.004096</text:p>
          </table:table-cell>
        </table:table-row>
        <table:table-row table:style-name="ro2"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5" table:formula="of:=([.C11]/[.$A$5])" office:value-type="float" office:value="0.000064" calcext:value-type="float">
            <text:p>0.000064</text:p>
          </table:table-cell>
          <table:table-cell table:style-name="ce5" table:formula="of:=0.001/[.D11]" office:value-type="float" office:value="15.625" calcext:value-type="float">
            <text:p>15.625</text:p>
          </table:table-cell>
          <table:table-cell table:style-name="ce5" table:formula="of:=256*[.D11]" office:value-type="float" office:value="0.016384" calcext:value-type="float">
            <text:p>0.016384</text:p>
          </table:table-cell>
          <table:table-cell table:style-name="ce5" table:formula="of:=65536*[.D11]" office:value-type="float" office:value="4.194304" calcext:value-type="float">
            <text:p>4.194304</text:p>
          </table:table-cell>
          <table:table-cell table:style-name="ce5" table:formula="of:=256*[.D11]" office:value-type="float" office:value="0.016384" calcext:value-type="float">
            <text:p>0.01638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he <text:span text:style-name="T1">max delay</text:span> columns show the longest delay, in seconds, available to each of the three timers for any given prescalar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hange the <text:span text:style-name="T1">F_CPU</text:span> to your clock speed, in <text:span text:style-name="T1">Hz</text:span>, if you are running a different clock frequency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he <text:span text:style-name="T1">ticks/mS</text:span> column shows how many ticks of the timer are required to delay for 1 mS. If this is greater than 255 for T0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d T2, then it’s not possible on those timers at that particular prescalar setting. For T1, 65,535 is the maximum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ultiply ticks/mS value by the desired delay in mS. If that’s more than 255/65,535 then it cannot be done. If less th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btract that number from the timer’s max---255 or 65,536---to get the value to load into <text:span text:style-name="T1">TCNTn</text:span> prior to starting the timer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>
            <text:p>Setting Prescalar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/>
          <table:table-cell table:style-name="ce21" office:value-type="string" calcext:value-type="string">
            <text:p>Timer 0</text:p>
          </table:table-cell>
          <table:table-cell table:style-name="ce21" office:value-type="string" calcext:value-type="string">
            <text:p>Timer 1</text:p>
          </table:table-cell>
          <table:table-cell table:style-name="ce21" office:value-type="string" calcext:value-type="string">
            <text:p>Timer 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string" calcext:value-type="string">
            <text:p>Prescalar</text:p>
          </table:table-cell>
          <table:table-cell table:style-name="ce10" office:value-type="string" calcext:value-type="string">
            <text:p>CS02:00</text:p>
          </table:table-cell>
          <table:table-cell table:style-name="ce10" office:value-type="string" calcext:value-type="string">
            <text:p>CS12:10</text:p>
          </table:table-cell>
          <table:table-cell table:style-name="ce10" office:value-type="string" calcext:value-type="string">
            <text:p>CS22: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b00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0b0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1" office:value-type="string" calcext:value-type="string">
            <text:p>0b0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0b011</text:p>
          </table:table-cell>
          <table:table-cell table:style-name="ce11" office:value-type="string" calcext:value-type="string">
            <text:p>0b1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1" office:value-type="string" calcext:value-type="string">
            <text:p>0b10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table:style-name="ce11" office:value-type="string" calcext:value-type="string">
            <text:p>0b100</text:p>
          </table:table-cell>
          <table:table-cell table:style-name="ce11" office:value-type="string" calcext:value-type="string">
            <text:p>0b11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float" office:value="1024" calcext:value-type="float">
            <text:p>1024</text:p>
          </table:table-cell>
          <table:table-cell table:number-columns-repeated="2" table:style-name="ce12" office:value-type="string" calcext:value-type="string">
            <text:p>0b101</text:p>
          </table:table-cell>
          <table:table-cell table:style-name="ce12" office:value-type="string" calcext:value-type="string">
            <text:p>0b111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he three bits in each timer’s <text:span text:style-name="T1">TCCRnB </text:span>register set the prescalar. If those bits are zero, then the timer is disabled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fraction number:min-integer-digits="0" number:grouping="true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rman Dunbar</meta:initial-creator>
    <meta:creation-date>2024-08-06T11:41:41.678530844</meta:creation-date>
    <dc:date>2025-07-14T17:52:29.425049597</dc:date>
    <dc:creator>Norman Dunbar</dc:creator>
    <meta:editing-duration>PT37M58S</meta:editing-duration>
    <meta:editing-cycles>7</meta:editing-cycles>
    <meta:generator>LibreOffice/24.2.7.2$Linux_X86_64 LibreOffice_project/420$Build-2</meta:generator>
    <meta:document-statistic meta:table-count="1" meta:cell-count="95" meta:object-count="0"/>
  </office:meta>
</office:document-meta>
</file>